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2087in" svg:height="5.8457in" svg:x="2.7098in" svg:y="0.3972in">
            <draw:object draw:notify-on-update-of-ranges="Sheet1.B3:Sheet1.B11 Sheet1.C3:Sheet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4.725" calcext:value-type="float">
            <text:p>4.72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6.34" calcext:value-type="float">
            <text:p>16.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2T15:41:07.768348785</meta:creation-date>
    <dc:date>2023-06-22T16:01:37.722556748</dc:date>
    <meta:editing-duration>PT10M19S</meta:editing-duration>
    <meta:editing-cycles>1</meta:editing-cycles>
    <meta:document-statistic meta:table-count="1" meta:cell-count="18" meta:object-count="1"/>
    <meta:generator>LibreOffice/7.3.5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8.631cm" svg:height="14.849cm" xlink:href=".." xlink:type="simple" chart:class="chart:scatter" chart:style-name="ch1">
        <chart:legend chart:legend-position="end" svg:x="34.535cm" svg:y="6.876cm" style:legend-expansion="high" chart:style-name="ch2"/>
        <chart:plot-area chart:style-name="ch3" table:cell-range-address="Sheet1.B3:Sheet1.C11" svg:x="0.772cm" svg:y="0.296cm" svg:width="32.991cm" svg:height="14.257cm">
          <chart:coordinate-region svg:x="1.499cm" svg:y="0.495cm" svg:width="31.984cm" svg:height="13.4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11" chart:class="chart:scatter">
            <chart:domain table:cell-range-address="Sheet1.B3:Sheet1.B11"/>
            <chart:regression-curve chart:style-name="ch7">
              <chart:equation chart:display-equation="true" chart:display-r-square="true"/>
            </chart:regression-curve>
            <chart:data-point chart:repeated="4"/>
            <chart:data-point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:Sheet1.B11</svg:desc>
                </draw:g>
              </table:table-cell>
              <table:table-cell office:value-type="float" office:value="2.08">
                <text:p>2.08</text:p>
                <draw:g>
                  <svg:desc>Sheet1.C3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4.725">
                <text:p>4.7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